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0d228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0pt" officeooo:rsid="0010d228" officeooo:paragraph-rsid="0010d22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атическая и динамическая IPv6-адресация в Windows</text:p>
      <text:p text:style-name="P1"/>
      <text:p text:style-name="P2"><text:tab/>В Windows XP SP2 и Server 2003 поддержка IPv6 уже была интегрирована в составе Advanced Networking Pack и устанавливалась как опциональный компонент с помощью графического интерфейса (свойства сетевых интерфейсов) либо командой netsh interface ipv6 install. Для работы с адресами использовались только расширения команды netsh interface ipv6 (вместо отмененной команды ipv6). Полноценная поддержка IPv6 доступна начиная с Windows Vista и Server 2008. Может быть задействован как графический интерфейс, так и различные варианты</text:p>
      <text:p text:style-name="P3">команды netsh interface ipv6.</text:p>
      <text:p text:style-name="P3"><text:tab/>Начиная с Windows 10 1607 по умолчанию запрещен туннельный интерфейс</text:p>
      <text:p text:style-name="P3">6to4, Windows 10 1703 -- ISATAP, Windows 10 1803 – Teredo. Следует обратить внимание на то, что по умолчанию автоконфигурирование работает даже при статическом конфигурировании адресов.</text:p>
      <text:p text:style-name="P3"><text:tab/>Конфигурирование IPv6 в Windows 10:</text:p>
      <text:p text:style-name="P2">Win + R -&gt; Сеть и интернет -&gt; Настройка параметров адаптера. Далее необходимо выбрать сетевое подключение и открыть его Свойства, В списке выбрать TCP/IPv6 и нажать Свойства. В открывшемся окне можно выбрать автоконфигурирование либо настроить IPv6 вручную.</text:p>
      <text:p text:style-name="P2"/>
      <text:p text:style-name="P5">За картиночками в 4.0.24.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30:20.479274317</meta:creation-date>
    <dc:date>2023-05-13T15:35:23.648468044</dc:date>
    <meta:editing-duration>PT5M3S</meta:editing-duration>
    <meta:editing-cycles>1</meta:editing-cycles>
    <meta:document-statistic meta:table-count="0" meta:image-count="0" meta:object-count="0" meta:page-count="1" meta:paragraph-count="8" meta:word-count="162" meta:character-count="1180" meta:non-whitespace-character-count="1022"/>
    <meta:generator>LibreOffice/7.3.7.2$Linux_X86_64 LibreOffice_project/30$Build-2</meta:generator>
  </office:meta>
</office:document-meta>
</file>